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goe UI" svg:font-family="'Segoe UI', Helvetica, Arial, sans-serif"/>
    <style:font-face style:name="arial" svg:font-family="arial, sans-serif"/>
    <style:font-face style:name="inherit" svg:font-family="inherit"/>
    <style:font-face style:name="sans-serif" svg:font-family="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 style:list-style-name="L2">
      <style:text-properties fo:font-size="11pt" style:font-size-asian="11pt" style:font-size-complex="11pt"/>
    </style:style>
    <style:style style:name="P5" style:family="paragraph" style:parent-style-name="Standard" style:list-style-name="L3">
      <style:text-properties fo:font-size="11pt" style:font-size-asian="11pt" style:font-size-complex="11pt"/>
    </style:style>
    <style:style style:name="P6" style:family="paragraph" style:parent-style-name="Standard" style:list-style-name="L4">
      <style:text-properties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text-properties fo:font-size="11pt" fo:font-style="italic" style:font-size-asian="11pt" style:font-style-asian="italic" style:font-size-complex="11pt" style:font-style-complex="italic"/>
    </style:style>
    <style:style style:name="P9" style:family="paragraph" style:parent-style-name="Standard">
      <style:text-properties fo:font-size="11pt" fo:font-style="normal" style:font-size-asian="11pt" style:font-style-asian="normal" style:font-size-complex="11pt" style:font-style-complex="normal"/>
    </style:style>
    <style:style style:name="P10" style:family="paragraph" style:parent-style-name="Standard">
      <style:paragraph-properties fo:margin-left="0cm" fo:margin-right="0cm" fo:margin-top="0cm" fo:margin-bottom="0.529cm" fo:text-align="start" style:justify-single-word="false" fo:orphans="2" fo:widows="2" fo:text-indent="0cm" style:auto-text-indent="false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fo:color="#212529" style:font-name="Times New Roman" fo:letter-spacing="normal" fo:font-style="italic" fo:font-weight="normal" style:font-style-asian="italic" style:font-style-complex="italic"/>
    </style:style>
    <style:style style:name="T4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ASP.NET</text:p>
      <text:p text:style-name="P3"/>
      <text:p text:style-name="P3"><text:tab/>Tehnologia Microsoft ASP.NET este folosită pentru a crea aplicații și servicii web. Această tehnologie este succesorul lui ASP (<text:span text:style-name="T2">Active Server Pages</text:span>), care beneficiază de puterea platfonrmei de dezvoltare .NET, dar și de setul de instrumente oferite de mediul de dezvoltare al aplicatiei „Visual Studio .Net”</text:p>
      <text:p text:style-name="P3"/>
      <text:p text:style-name="P3"><text:tab/><text:span text:style-name="T5">Avantaje ASP.NET :</text:span></text:p>
      <text:list xml:id="list1625432454760586204" text:style-name="L2">
        <text:list-item>
          <text:p text:style-name="P1"><text:span text:style-name="T6">Conține un set mare de componente, care se bazează pe XML (acestea oferă un model de programare orientată pe obiect).</text:span></text:p>
        </text:list-item>
        <text:list-item>
          <text:p text:style-name="P4">Decoarece ASP.NET rulează cod compliat, performanța aplicatiei web crește. </text:p>
        </text:list-item>
        <text:list-item>
          <text:p text:style-name="P4">Există posibilitatea de a separa codul sursă în 2 fișiere: unul pentru executabil, unul pentru conținutul paginii (cod HTML și textul paginii).</text:p>
        </text:list-item>
        <text:list-item>
          <text:p text:style-name="P4">.NET este compatibil cu mai mult de 20 de limbaje.</text:p>
        </text:list-item>
      </text:list>
      <text:p text:style-name="P3"/>
      <text:p text:style-name="P8"/>
      <text:p text:style-name="P3"><text:tab/><text:span text:style-name="T5">Platforma .NET</text:span></text:p>
      <text:p text:style-name="P3"><text:span text:style-name="T5"/></text:p>
      <text:p text:style-name="P3"><text:tab/>.NET este o platformă de dezvoltare formată din instrumente, limbaje de programare și librarii pentru posibilitatea formării aplicațiilor.</text:p>
      <text:p text:style-name="P3"><text:tab/>Platforma de bază oferă componente care se aplică mai multor aplicații distincte între ele. </text:p>
      <text:p text:style-name="P3"><text:tab/>ASP.NET extinde platforma .NET cu componente pentru construirea anumitor aplicații.</text:p>
      <text:p text:style-name="P3"/>
      <text:p text:style-name="P3"><text:tab/><text:span text:style-name="T5">Ce include platforma .NET:</text:span></text:p>
      <text:list xml:id="list6493755512029733759" text:style-name="L3">
        <text:list-item>
          <text:p text:style-name="P5">Limbajele de programare: C#, F# și Visual Basic.</text:p>
        </text:list-item>
        <text:list-item>
          <text:p text:style-name="P5">Librarii de bază (de exemplu, librării pentru a putea lucra cu șiruri, date, fișiere I/O ...).</text:p>
        </text:list-item>
        <text:list-item>
          <text:p text:style-name="P5">Editoare și instrumente pentru Windows, Linux, macOS, Doker.</text:p>
        </text:list-item>
      </text:list>
      <text:p text:style-name="P8"/>
      <text:p text:style-name="P3"><text:tab/><text:span text:style-name="T5">Ce adaugă ASP.NET platformei .NET:</text:span></text:p>
      <text:list xml:id="list3162510302685358784" text:style-name="L4">
        <text:list-item>
          <text:p text:style-name="P6">Framework de bază pentru procesarea cererilor în C# sau F#.</text:p>
        </text:list-item>
        <text:list-item>
          <text:p text:style-name="P6">Sintaxă pentru template-ul paginilor web (cunoscută și sub numele de Razor), pentru a construi pagini web dinamice, folosind C#.</text:p>
        </text:list-item>
        <text:list-item>
          <text:p text:style-name="P6">Biblioteci pentru modele web comune, cum ar fi MVC (<text:span text:style-name="T2">Model View Controller</text:span>).</text:p>
        </text:list-item>
        <text:list-item>
          <text:p text:style-name="P6">Sistem de autentificare care include librarii, bază de date, șabloane pentru gestionarea autentificărilor (inclusiv autentificarea externă cu Google și altele).</text:p>
        </text:list-item>
        <text:list-item>
          <text:p text:style-name="P6">Extensii pentru editor care oferă evidențierea sintaxei, completarea codului și alte funcționalități specifice dezvoltării paginilor web.</text:p>
        </text:list-item>
      </text:list>
      <text:p text:style-name="P3"/>
      <text:p text:style-name="P3"><text:tab/><text:span text:style-name="T5">Cod pentru back-end</text:span></text:p>
      <text:p text:style-name="P3"><text:span text:style-name="T5"/></text:p>
      <text:p text:style-name="P3"><text:tab/>Atunci când ASP.NET este utilizat ca și cod pentru back-end, este scris utilizand C#, F# sau Visual Basic. </text:p>
      <text:p text:style-name="P3"><text:tab/>Deoarece ASP.NET extinde .NET, se pot utiliza pachete și biblioteci disponibile tuturor dezvoltatorilor .NET. Este posibilă autorizarea propriilor biblioteci care sunt partajate între orice aplicație scrisă pe platforma .NET.</text:p>
      <text:p text:style-name="P8"/>
      <text:p text:style-name="P9"><text:tab/><text:span text:style-name="T5">Pagini dinamice care utilizeaza C#, HTML, CSS sii JavaScript</text:span></text:p>
      <text:p text:style-name="P9"><text:span text:style-name="T5"/></text:p>
      <text:p text:style-name="P9"><text:tab/>Razor ofera o sintaxa pentru a crea pagini web dinamice, utilizand HTML si C#. Codul C# este evaluat în server și rezultatul HTML este trimis utilizatorului.</text:p>
      <text:p text:style-name="P8"/>
      <text:p text:style-name="P8"/>
      <text:p text:style-name="P8"/>
      <text:p text:style-name="P8"/>
      <text:p text:style-name="P8"/>
      <text:p text:style-name="P3"><text:soft-page-break/></text:p>
      <text:p text:style-name="P7"><text:span text:style-name="T1"/></text:p>
      <text:p text:style-name="P7"><text:span text:style-name="T1">ASP.NET Core</text:span></text:p>
      <text:p text:style-name="P3"><text:span text:style-name="T5"/></text:p>
      <text:p text:style-name="P10"><text:span text:style-name="T3"><text:tab/></text:span><text:span text:style-name="T4">ASP.NET Core este o versiune a platformei ASP.NET. Este mai performantă și mai rapidă decat celelalte framewor-uri web în benchmark-urile TechEmpower independente.</text:span></text:p>
      <text:p text:style-name="P10"><text:span text:style-name="T4"><text:tab/></text:span>ASP.NET Core este „programat” să permită componentelor runtime, componentelor API, compilatoarelor și limbajelor să evolueze rapid, cât timp oferă o platformă stabilă pentru a pastra rularea aplicațiilor.</text:p>
      <text:p text:style-name="P3"><text:tab/>Multiple vesriuni ale ASP.NET Core pot exista una langă alta în același server (asta înseamnă că o aplicație poate prelua ultima versiune, cât timp altă aplicație poate contiuna să ruleze pe versiunea pe care a fost testată).</text:p>
      <text:p text:style-name="P8"/>
      <text:p text:style-name="P3"><text:tab/>ASP.NET Core oferă diverse opțiuni de asistență pentru ciclul de viață pentru a răspunde nevoilor unei aplicației. Se poate alege o versiune de asistență pe termen lung sau se poate rula cu cea mai recentă versiune. </text:p>
      <text:p text:style-name="P8"/>
      <text:p text:style-name="P3"><text:tab/>Procesul de rulare ASP.NET Core pe care rulează o aplicație poate fi implementat ca parte a acestei aplicații sau instalat central pe serverul we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goe UI" svg:font-family="'Segoe UI', Helvetica, Arial, sans-serif"/>
    <style:font-face style:name="arial" svg:font-family="arial, sans-serif"/>
    <style:font-face style:name="inherit" svg:font-family="inherit"/>
    <style:font-face style:name="sans-serif" svg:font-family="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o" fo:country="R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ea Lupu</meta:initial-creator>
    <meta:creation-date>2020-05-06T12:22:15.07</meta:creation-date>
    <dc:date>2020-05-06T17:05:20.38</dc:date>
    <dc:creator>Andreea Lupu</dc:creator>
    <meta:editing-duration>PT3H24M52S</meta:editing-duration>
    <meta:editing-cycles>7</meta:editing-cycles>
    <meta:generator>OpenOffice/4.1.7$Win32 OpenOffice.org_project/417m1$Build-9800</meta:generator>
    <meta:document-statistic meta:table-count="0" meta:image-count="0" meta:object-count="0" meta:page-count="2" meta:paragraph-count="32" meta:word-count="517" meta:character-count="3430"/>
  </office:meta>
</office:document-meta>
</file>